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3">
      <text:list-level-style-bullet text:level="1" text:style-name="WW_CharLFO1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T3" style:parent-style-name="DefaultParagraphFont" style:family="text">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4"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5" style:parent-style-name="Normal" style:family="paragraph">
      <style:text-properties style:font-name="Times New Roman" style:font-name-complex="Times New Roman" fo:font-size="16pt" style:font-size-asian="16pt" style:font-size-complex="16pt"/>
    </style:style>
    <style:style style:name="P6" style:parent-style-name="Normal" style:family="paragraph">
      <style:text-properties style:font-name="Times New Roman" style:font-name-complex="Times New Roman" fo:font-size="16pt" style:font-size-asian="16pt" style:font-size-complex="16pt"/>
    </style:style>
    <style:style style:name="P7"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8" style:parent-style-name="ListParagraph" style:list-style-name="LFO6" style:family="paragraph">
      <style:text-properties style:font-name="Times New Roman" style:font-name-complex="Times New Roman" fo:font-size="16pt" style:font-size-asian="16pt" style:font-size-complex="16pt"/>
    </style:style>
    <style:style style:name="P9" style:parent-style-name="ListParagraph" style:list-style-name="LFO5" style:family="paragraph">
      <style:text-properties style:font-name="Times New Roman" style:font-name-complex="Times New Roman" fo:font-size="16pt" style:font-size-asian="16pt" style:font-size-complex="16pt"/>
    </style:style>
    <style:style style:name="P10" style:parent-style-name="ListParagraph" style:list-style-name="LFO5" style:family="paragraph">
      <style:text-properties style:font-name="Times New Roman" style:font-name-complex="Times New Roman" fo:font-size="16pt" style:font-size-asian="16pt" style:font-size-complex="16pt"/>
    </style:style>
    <style:style style:name="P11" style:parent-style-name="ListParagraph" style:list-style-name="LFO5" style:family="paragraph">
      <style:text-properties style:font-name="Times New Roman" style:font-name-complex="Times New Roman" fo:font-size="16pt" style:font-size-asian="16pt" style:font-size-complex="16pt"/>
    </style:style>
    <style:style style:name="P12" style:parent-style-name="ListParagraph" style:list-style-name="LFO5" style:family="paragraph">
      <style:text-properties style:font-name="Times New Roman" style:font-name-complex="Times New Roman" fo:font-size="16pt" style:font-size-asian="16pt" style:font-size-complex="16pt"/>
    </style:style>
    <style:style style:name="P13" style:parent-style-name="ListParagraph" style:list-style-name="LFO5" style:family="paragraph">
      <style:text-properties style:font-name="Times New Roman" style:font-name-complex="Times New Roman" fo:font-size="16pt" style:font-size-asian="16pt" style:font-size-complex="16pt"/>
    </style:style>
    <style:style style:name="P14" style:parent-style-name="ListParagraph" style:list-style-name="LFO5" style:family="paragraph">
      <style:text-properties style:font-name="Times New Roman" style:font-name-complex="Times New Roman" fo:font-size="16pt" style:font-size-asian="16pt" style:font-size-complex="16pt"/>
    </style:style>
    <style:style style:name="P15" style:parent-style-name="ListParagraph" style:list-style-name="LFO6" style:family="paragraph">
      <style:text-properties style:font-name="Times New Roman" style:font-name-complex="Times New Roman" fo:font-size="16pt" style:font-size-asian="16pt" style:font-size-complex="16pt"/>
    </style:style>
    <style:style style:name="P16" style:parent-style-name="ListParagraph" style:list-style-name="LFO7" style:family="paragraph">
      <style:text-properties style:font-name="Times New Roman" style:font-name-complex="Times New Roman" fo:font-size="16pt" style:font-size-asian="16pt" style:font-size-complex="16pt"/>
    </style:style>
    <style:style style:name="P17" style:parent-style-name="ListParagraph" style:list-style-name="LFO7" style:family="paragraph">
      <style:text-properties style:font-name="Times New Roman" style:font-name-complex="Times New Roman" fo:font-size="16pt" style:font-size-asian="16pt" style:font-size-complex="16pt"/>
    </style:style>
    <style:style style:name="P18" style:parent-style-name="ListParagraph" style:list-style-name="LFO7" style:family="paragraph">
      <style:text-properties style:font-name="Times New Roman" style:font-name-complex="Times New Roman" fo:font-size="16pt" style:font-size-asian="16pt" style:font-size-complex="16pt"/>
    </style:style>
    <style:style style:name="P19" style:parent-style-name="ListParagraph" style:list-style-name="LFO7" style:family="paragraph">
      <style:text-properties style:font-name="Times New Roman" style:font-name-complex="Times New Roman" fo:font-size="16pt" style:font-size-asian="16pt" style:font-size-complex="16pt"/>
    </style:style>
    <style:style style:name="P20" style:parent-style-name="ListParagraph" style:list-style-name="LFO7" style:family="paragraph">
      <style:text-properties style:font-name="Times New Roman" style:font-name-complex="Times New Roman" fo:font-size="16pt" style:font-size-asian="16pt" style:font-size-complex="16pt"/>
    </style:style>
    <style:style style:name="P21" style:parent-style-name="ListParagraph" style:list-style-name="LFO7" style:family="paragraph">
      <style:text-properties style:font-name="Times New Roman" style:font-name-complex="Times New Roman" fo:font-size="16pt" style:font-size-asian="16pt" style:font-size-complex="16pt"/>
    </style:style>
    <style:style style:name="P22" style:parent-style-name="ListParagraph" style:list-style-name="LFO7" style:family="paragraph">
      <style:text-properties style:font-name="Times New Roman" style:font-name-complex="Times New Roman" fo:font-size="16pt" style:font-size-asian="16pt" style:font-size-complex="16pt"/>
    </style:style>
    <style:style style:name="P23" style:parent-style-name="ListParagraph" style:list-style-name="LFO6" style:family="paragraph">
      <style:text-properties style:font-name="Times New Roman" style:font-name-complex="Times New Roman" fo:font-size="16pt" style:font-size-asian="16pt" style:font-size-complex="16pt"/>
    </style:style>
    <style:style style:name="P24" style:parent-style-name="ListParagraph" style:list-style-name="LFO8" style:family="paragraph">
      <style:text-properties style:font-name="Times New Roman" style:font-name-complex="Times New Roman" fo:font-size="16pt" style:font-size-asian="16pt" style:font-size-complex="16pt"/>
    </style:style>
    <style:style style:name="P25" style:parent-style-name="ListParagraph" style:list-style-name="LFO8" style:family="paragraph">
      <style:text-properties style:font-name="Times New Roman" style:font-name-complex="Times New Roman" fo:font-size="16pt" style:font-size-asian="16pt" style:font-size-complex="16pt"/>
    </style:style>
    <style:style style:name="P26" style:parent-style-name="ListParagraph" style:list-style-name="LFO8" style:family="paragraph">
      <style:text-properties style:font-name="Times New Roman" style:font-name-complex="Times New Roman" fo:font-size="16pt" style:font-size-asian="16pt" style:font-size-complex="16pt"/>
    </style:style>
    <style:style style:name="P27" style:parent-style-name="Normal" style:family="paragraph">
      <style:paragraph-properties fo:margin-left="0.5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28"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29" style:parent-style-name="ListParagraph" style:list-style-name="LFO9" style:family="paragraph">
      <style:text-properties style:font-name="Times New Roman" style:font-name-complex="Times New Roman" fo:font-size="16pt" style:font-size-asian="16pt" style:font-size-complex="16pt"/>
    </style:style>
    <style:style style:name="P30" style:parent-style-name="ListParagraph" style:list-style-name="LFO9" style:family="paragraph">
      <style:text-properties style:font-name="Times New Roman" style:font-name-complex="Times New Roman" fo:font-size="16pt" style:font-size-asian="16pt" style:font-size-complex="16pt"/>
    </style:style>
    <style:style style:name="P31" style:parent-style-name="ListParagraph" style:list-style-name="LFO9" style:family="paragraph">
      <style:text-properties style:font-name="Times New Roman" style:font-name-complex="Times New Roman" fo:font-size="16pt" style:font-size-asian="16pt" style:font-size-complex="16pt"/>
    </style:style>
    <style:style style:name="P32" style:parent-style-name="ListParagraph" style:list-style-name="LFO9" style:family="paragraph">
      <style:text-properties style:font-name="Times New Roman" style:font-name-complex="Times New Roman" fo:font-size="16pt" style:font-size-asian="16pt" style:font-size-complex="16pt"/>
    </style:style>
    <style:style style:name="P33" style:parent-style-name="ListParagraph" style:list-style-name="LFO9" style:family="paragraph">
      <style:text-properties style:font-name="Times New Roman" style:font-name-complex="Times New Roman" fo:font-size="16pt" style:font-size-asian="16pt" style:font-size-complex="16pt"/>
    </style:style>
    <style:style style:name="P34" style:parent-style-name="Normal" style:family="paragraph">
      <style:text-properties style:font-name="Times New Roman" style:font-name-complex="Times New Roman" fo:font-size="16pt" style:font-size-asian="16pt" style:font-size-complex="16pt"/>
    </style:style>
    <style:style style:name="P35"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36" style:parent-style-name="ListParagraph" style:list-style-name="LFO10" style:family="paragraph">
      <style:text-properties style:font-name="Times New Roman" style:font-name-complex="Times New Roman" fo:font-size="16pt" style:font-size-asian="16pt" style:font-size-complex="16pt"/>
    </style:style>
    <style:style style:name="P37" style:parent-style-name="ListParagraph" style:list-style-name="LFO11" style:family="paragraph">
      <style:text-properties style:font-name="Times New Roman" style:font-name-complex="Times New Roman" fo:font-size="16pt" style:font-size-asian="16pt" style:font-size-complex="16pt"/>
    </style:style>
    <style:style style:name="P38" style:parent-style-name="ListParagraph" style:list-style-name="LFO11" style:family="paragraph">
      <style:text-properties style:font-name="Times New Roman" style:font-name-complex="Times New Roman" fo:font-size="16pt" style:font-size-asian="16pt" style:font-size-complex="16pt"/>
    </style:style>
    <style:style style:name="P39" style:parent-style-name="ListParagraph" style:list-style-name="LFO11" style:family="paragraph">
      <style:text-properties style:font-name="Times New Roman" style:font-name-complex="Times New Roman" fo:font-size="16pt" style:font-size-asian="16pt" style:font-size-complex="16pt"/>
    </style:style>
    <style:style style:name="P40" style:parent-style-name="ListParagraph" style:list-style-name="LFO11" style:family="paragraph">
      <style:text-properties style:font-name="Times New Roman" style:font-name-complex="Times New Roman" fo:font-size="16pt" style:font-size-asian="16pt" style:font-size-complex="16pt"/>
    </style:style>
    <style:style style:name="P41" style:parent-style-name="ListParagraph" style:list-style-name="LFO10" style:family="paragraph">
      <style:text-properties style:font-name="Times New Roman" style:font-name-complex="Times New Roman" fo:font-size="16pt" style:font-size-asian="16pt" style:font-size-complex="16pt"/>
    </style:style>
    <style:style style:name="P42" style:parent-style-name="ListParagraph" style:list-style-name="LFO12" style:family="paragraph">
      <style:text-properties style:font-name="Times New Roman" style:font-name-complex="Times New Roman" fo:font-size="16pt" style:font-size-asian="16pt" style:font-size-complex="16pt"/>
    </style:style>
    <style:style style:name="P43" style:parent-style-name="ListParagraph" style:list-style-name="LFO12" style:family="paragraph">
      <style:text-properties style:font-name="Times New Roman" style:font-name-complex="Times New Roman" fo:font-size="16pt" style:font-size-asian="16pt" style:font-size-complex="16pt"/>
    </style:style>
    <style:style style:name="P44" style:parent-style-name="ListParagraph" style:list-style-name="LFO12" style:family="paragraph">
      <style:text-properties style:font-name="Times New Roman" style:font-name-complex="Times New Roman" fo:font-size="16pt" style:font-size-asian="16pt" style:font-size-complex="16pt"/>
    </style:style>
    <style:style style:name="P45" style:parent-style-name="ListParagraph" style:list-style-name="LFO12" style:family="paragraph">
      <style:text-properties style:font-name="Times New Roman" style:font-name-complex="Times New Roman" fo:font-size="16pt" style:font-size-asian="16pt" style:font-size-complex="16pt"/>
    </style:style>
    <style:style style:name="P46" style:parent-style-name="ListParagraph" style:family="paragraph">
      <style:paragraph-properties fo:margin-left="0.75in">
        <style:tab-stops/>
      </style:paragraph-properties>
      <style:text-properties style:font-name="Times New Roman" style:font-name-complex="Times New Roman" fo:font-size="16pt" style:font-size-asian="16pt" style:font-size-complex="16pt"/>
    </style:style>
    <style:style style:name="P47" style:parent-style-name="ListParagraph" style:list-style-name="LFO10" style:family="paragraph">
      <style:text-properties style:font-name="Times New Roman" style:font-name-complex="Times New Roman" fo:font-size="16pt" style:font-size-asian="16pt" style:font-size-complex="16pt"/>
    </style:style>
    <style:style style:name="P48" style:parent-style-name="ListParagraph" style:list-style-name="LFO13" style:family="paragraph">
      <style:text-properties style:font-name="Times New Roman" style:font-name-complex="Times New Roman" fo:font-size="16pt" style:font-size-asian="16pt" style:font-size-complex="16pt"/>
    </style:style>
    <style:style style:name="P49" style:parent-style-name="ListParagraph" style:list-style-name="LFO13" style:family="paragraph">
      <style:text-properties style:font-name="Times New Roman" style:font-name-complex="Times New Roman" fo:font-size="16pt" style:font-size-asian="16pt" style:font-size-complex="16pt"/>
    </style:style>
    <style:style style:name="P50" style:parent-style-name="ListParagraph" style:family="paragraph">
      <style:paragraph-properties fo:margin-left="0.75in">
        <style:tab-stops/>
      </style:paragraph-properties>
      <style:text-properties style:font-name="Times New Roman" style:font-name-complex="Times New Roman" fo:font-size="16pt" style:font-size-asian="16pt" style:font-size-complex="16pt"/>
    </style:style>
    <style:style style:name="P51" style:parent-style-name="ListParagraph" style:family="paragraph">
      <style:paragraph-properties fo:margin-left="0.75in">
        <style:tab-stops/>
      </style:paragraph-properties>
      <style:text-properties style:font-name="Times New Roman" style:font-name-complex="Times New Roman" fo:font-size="16pt" style:font-size-asian="16pt" style:font-size-complex="16pt"/>
    </style:style>
    <style:style style:name="P52"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53" style:parent-style-name="Normal" style:family="paragraph">
      <style:text-properties style:font-name="Times New Roman" style:font-name-complex="Times New Roman" fo:font-size="16pt" style:font-size-asian="16pt" style:font-size-complex="16pt"/>
    </style:style>
    <style:style style:name="P54" style:parent-style-name="Normal" style:family="paragraph">
      <style:text-properties style:font-name="Times New Roman" style:font-name-complex="Times New Roman" fo:font-size="16pt" style:font-size-asian="16pt" style:font-size-complex="16pt"/>
    </style:style>
    <style:style style:name="P55"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56" style:parent-style-name="ListParagraph" style:list-style-name="LFO14" style:family="paragraph">
      <style:text-properties style:font-name="Times New Roman" style:font-name-complex="Times New Roman" fo:font-size="16pt" style:font-size-asian="16pt" style:font-size-complex="16pt"/>
    </style:style>
    <style:style style:name="P57" style:parent-style-name="ListParagraph" style:list-style-name="LFO14" style:family="paragraph">
      <style:text-properties style:font-name="Times New Roman" style:font-name-complex="Times New Roman" fo:font-size="16pt" style:font-size-asian="16pt" style:font-size-complex="16pt"/>
    </style:style>
    <style:style style:name="P58" style:parent-style-name="ListParagraph" style:list-style-name="LFO14" style:family="paragraph"/>
    <style:style style:name="T59" style:parent-style-name="DefaultParagraphFont" style:family="text">
      <style:text-properties style:font-name="Times New Roman" style:font-name-complex="Times New Roman" fo:font-size="16pt" style:font-size-asian="16pt" style:font-size-complex="16pt"/>
    </style:style>
  </office:automatic-styles>
  <office:body>
    <office:text text:use-soft-page-breaks="true">
      <text:p text:style-name="P1"><text:span text:style-name="T2">Lazy Classifier</text:span><text:span text:style-name="T3"><text:line-break/></text:span></text:p>
      <text:p text:style-name="P4">Project Description:</text:p>
      <text:p text:style-name="P5">The provided code demonstrates two different machine learning tasks using the LazyPredict library and the Bernoulli Naive Bayes algorithm. The first part of the code uses LazyPredict to quickly evaluate and compare multiple classification algorithms on the Breast Cancer dataset, while the second part applies the Bernoulli Naive Bayes algorithm to predict the class label of a new data point.</text:p>
      <text:p text:style-name="P6"/>
      <text:p text:style-name="P7">Code Description:</text:p>
      <text:list text:style-name="LFO6" text:continue-numbering="true">
        <text:list-item>
          <text:p text:style-name="P8">LazyPredict with LazyClassifier:</text:p>
        </text:list-item>
      </text:list>
      <text:list text:style-name="LFO5" text:continue-numbering="true">
        <text:list-item>
          <text:p text:style-name="P9">Import necessary libraries and modules.</text:p>
        </text:list-item>
        <text:list-item>
          <text:p text:style-name="P10">Load the Breast Cancer dataset using datasets.load_breast_cancer().</text:p>
        </text:list-item>
        <text:list-item>
          <text:p text:style-name="P11">Split the dataset into training and testing data using train_test_split().</text:p>
        </text:list-item>
        <text:list-item>
          <text:p text:style-name="P12">Initialize a LazyClassifier object with predictions=True.</text:p>
        </text:list-item>
        <text:list-item>
          <text:p text:style-name="P13">Use fit() to train and evaluate multiple classifiers on the dataset.</text:p>
        </text:list-item>
        <text:list-item>
          <text:p text:style-name="P14">Print the list of models evaluated by LazyClassifier along with their performance metrics.</text:p>
        </text:list-item>
      </text:list>
      <text:list text:style-name="LFO6" text:continue-numbering="true">
        <text:list-item>
          <text:p text:style-name="P15">Bernoulli Naive Bayes Model:</text:p>
        </text:list-item>
      </text:list>
      <text:list text:style-name="LFO7" text:continue-numbering="true">
        <text:list-item>
          <text:p text:style-name="P16">Import the required libraries and modules.</text:p>
        </text:list-item>
        <text:list-item>
          <text:p text:style-name="P17">Load the Breast Cancer dataset using datasets.load_breast_cancer().</text:p>
        </text:list-item>
        <text:list-item>
          <text:p text:style-name="P18">Split the dataset into training and testing data using train_test_split().</text:p>
        </text:list-item>
        <text:list-item>
          <text:p text:style-name="P19">Initialize a BernoulliNB model using BernoulliNB().</text:p>
        </text:list-item>
        <text:list-item>
          <text:p text:style-name="P20">Fit the model to the training data using fit().</text:p>
        </text:list-item>
        <text:list-item>
          <text:p text:style-name="P21">Predict the class labels for the test data using predict().</text:p>
        </text:list-item>
        <text:list-item>
          <text:p text:style-name="P22">Calculate the accuracy of the model using accuracy_score() and print it.</text:p>
        </text:list-item>
      </text:list>
      <text:list text:style-name="LFO6" text:continue-numbering="true">
        <text:list-item>
          <text:p text:style-name="P23">Prediction with Bernoulli Naive Bayes:</text:p>
        </text:list-item>
      </text:list>
      <text:list text:style-name="LFO8" text:continue-numbering="true">
        <text:list-item>
          <text:p text:style-name="P24">Define a new data point as a list of features.</text:p>
        </text:list-item>
        <text:list-item>
          <text:p text:style-name="P25">Use the trained BernoulliNB model to predict the class label of the new data point.</text:p>
        </text:list-item>
        <text:list-item>
          <text:p text:style-name="P26">Print the predicted class label.</text:p>
        </text:list-item>
      </text:list>
      <text:p text:style-name="P27"/>
      <text:p text:style-name="P28">Used Tools:</text:p>
      <text:list text:style-name="LFO9" text:continue-numbering="true">
        <text:list-item>
          <text:p text:style-name="P29">lazypredict.Supervised: The LazyClassifier class from the LazyPredict library is used for quick evaluation of multiple classification algorithms.</text:p>
        </text:list-item>
        <text:list-item>
          <text:p text:style-name="P30">sklearn.datasets: It is used to load the Breast Cancer dataset.</text:p>
        </text:list-item>
        <text:list-item>
          <text:p text:style-name="P31">sklearn.model_selection: It is used to split the dataset into training and testing data.</text:p>
        </text:list-item>
        <text:list-item>
          <text:p text:style-name="P32">sklearn.naive_bayes: The BernoulliNB class is used for implementing the Bernoulli Naive Bayes algorithm.</text:p>
        </text:list-item>
        <text:list-item>
          <text:p text:style-name="P33">sklearn.metrics: It is used to calculate the accuracy score.</text:p>
        </text:list-item>
      </text:list>
      <text:p text:style-name="P34"/>
      <text:p text:style-name="P35">Algorithm:</text:p>
      <text:list text:style-name="LFO10" text:continue-numbering="true">
        <text:list-item>
          <text:p text:style-name="P36">LazyPredict with LazyClassifier:</text:p>
        </text:list-item>
      </text:list>
      <text:list text:style-name="LFO11" text:continue-numbering="true">
        <text:list-item>
          <text:p text:style-name="P37">Load the dataset.</text:p>
        </text:list-item>
        <text:list-item>
          <text:p text:style-name="P38">Split it into training and testing data.</text:p>
        </text:list-item>
        <text:list-item>
          <text:p text:style-name="P39">Initialize LazyClassifier and use fit() to evaluate multiple classifiers.</text:p>
        </text:list-item>
        <text:list-item>
          <text:p text:style-name="P40">Print the results.</text:p>
        </text:list-item>
      </text:list>
      <text:list text:style-name="LFO10" text:continue-numbering="true">
        <text:list-item>
          <text:p text:style-name="P41">Bernoulli Naive Bayes Model:</text:p>
        </text:list-item>
      </text:list>
      <text:list text:style-name="LFO12" text:continue-numbering="true">
        <text:list-item>
          <text:p text:style-name="P42">Load the dataset.</text:p>
        </text:list-item>
        <text:list-item>
          <text:p text:style-name="P43">Split it into training and testing data.</text:p>
        </text:list-item>
        <text:list-item>
          <text:p text:style-name="P44">Initialize BernoulliNB model and fit it to the training data.</text:p>
        </text:list-item>
        <text:list-item>
          <text:p text:style-name="P45">Predict using the model and calculate accuracy.</text:p>
        </text:list-item>
      </text:list>
      <text:p text:style-name="P46"/>
      <text:soft-page-break/>
      <text:list text:style-name="LFO10" text:continue-numbering="true">
        <text:list-item>
          <text:p text:style-name="P47">Prediction with Bernoulli Naive Bayes:</text:p>
        </text:list-item>
      </text:list>
      <text:list text:style-name="LFO13" text:continue-numbering="true">
        <text:list-item>
          <text:p text:style-name="P48">Define a new data point.</text:p>
        </text:list-item>
        <text:list-item>
          <text:p text:style-name="P49">Predict the class label using the trained model.</text:p>
        </text:list-item>
      </text:list>
      <text:p text:style-name="P50"/>
      <text:p text:style-name="P51"/>
      <text:p text:style-name="P52">Machine Learning or Deep Learning:</text:p>
      <text:p text:style-name="P53">The code demonstrates the usage of both traditional machine learning techniques (LazyPredict, Naive Bayes) and the principles of the Bernoulli Naive Bayes algorithm. Machine learning techniques are applied to perform classification tasks on the Breast Cancer dataset and predict the class label of a new data point.</text:p>
      <text:p text:style-name="P54"/>
      <text:p text:style-name="P55">Why You Need This Project:</text:p>
      <text:list text:style-name="LFO14" text:continue-numbering="true">
        <text:list-item>
          <text:p text:style-name="P56">LazyPredict for Model Evaluation: The LazyPredict library allows for quick comparison and evaluation of multiple classification algorithms. It's useful for identifying promising models to further tune and analyze.</text:p>
        </text:list-item>
        <text:list-item>
          <text:p text:style-name="P57">Bernoulli Naive Bayes: The Bernoulli Naive Bayes algorithm is a probabilistic classifier that can handle binary features (0/1) and is commonly used in text classification and spam detection. Understanding how to implement and use Naive Bayes is valuable for various classification tasks.</text:p>
        </text:list-item>
        <text:list-item>
          <text:p text:style-name="P58"><text:span text:style-name="T59">Real-World Application: Breast cancer classification is an important real-world application, helping in early diagnosis and treatment. Understanding and implementing classification models on medical datasets is crucial for building accurate diagnostic tool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1LVL1" style:family="text">
      <style:text-properties style:font-name="Symbol"/>
    </style:style>
    <style:style style:name="WW_CharLFO12LVL1" style:family="text">
      <style:text-properties style:font-name="Symbol"/>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3">
      <text:list-level-style-bullet text:level="1" text:style-name="WW_CharLFO1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3333in" fo:margin-left="0.3333in" fo:margin-bottom="0.3333in" fo:margin-right="0.3333in" fo:border="0.0208in solid #000000" fo:padding="0.6458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eneral joe</meta:initial-creator>
    <dc:creator>general joe</dc:creator>
    <meta:creation-date>2023-08-08T13:57:00Z</meta:creation-date>
    <dc:date>2023-08-08T14:08:00Z</dc:date>
    <meta:template xlink:href="Normal" xlink:type="simple"/>
    <meta:editing-cycles>2</meta:editing-cycles>
    <meta:editing-duration>PT660S</meta:editing-duration>
    <meta:document-statistic meta:page-count="3" meta:paragraph-count="7" meta:word-count="547" meta:character-count="3658" meta:row-count="25" meta:non-whitespace-character-count="3118"/>
  </office:meta>
</office:document-meta>
</file>